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C3000002C30D0ABCCA958A8A6E.png" manifest:media-type="image/png"/>
  <manifest:file-entry manifest:full-path="Pictures/10000001000000F4000000F4149C4C24B0B437C2.png" manifest:media-type="image/png"/>
  <manifest:file-entry manifest:full-path="Pictures/1000080300006775000067755CC3A5D304E16F93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Comic Sans MS" svg:font-family="'Comic Sans MS'" style:font-adornments="Полужирный" style:font-family-generic="script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center" draw:textarea-vertical-align="middle" fo:min-height="1.081cm" draw:shadow="hidden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  <style:text-properties style:font-name="Arial Rounded MT Bold"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ath draw:style-name="gr1" draw:text-style-name="P1" draw:layer="layout" svg:width="0.622cm" svg:height="0.669cm" svg:x="1.901cm" svg:y="11.112cm" svg:viewBox="0 0 623 670" svg:d="M453 461c-26 0-50-4-69-12s-35-19-47-35c-14 14-27 24-40 31s-26 10-38 10c-28 0-55-11-80-34s-37-48-37-75c0-47 18-90 55-128 37-39 79-58 126-58 10 0 19 4 26 12s11 17 11 28c0 15-13 26-38 34-34 9-57 20-71 33-21 17-31 44-31 79 0 7 3 14 10 21 8 7 18 11 29 10 22-1 43-21 61-61 17-35 32-52 45-52 11 0 20 4 26 12 7 7 10 17 10 28 0 5-1 13-2 23-2 10-3 17-3 22 0 17 7 27 21 31 6 2 18 3 36 3 35 0 59-8 73-25 13-15 19-40 19-75 0-62-25-112-75-151-45-36-99-54-163-54-73 0-131 28-173 83-37 49-56 112-56 186 0 69 22 128 66 175 46 49 105 74 178 74 20 0 43-4 69-12l66-24c11-4 18-6 22-6 10 0 19 4 27 12 7 9 11 18 11 29 0 24-27 43-81 58-40 11-78 17-114 17-35 0-72-7-109-21-37-13-69-32-96-55-78-67-117-150-117-247 0-96 27-177 80-243 57-69 133-104 228-104 85 0 158 26 219 77 64 54 96 123 96 206 0 57-14 100-42 131-29 31-71 47-128 47z">
            <text:p/>
          </draw:path>
          <draw:path draw:style-name="gr1" draw:text-style-name="P1" draw:layer="layout" svg:width="0.461cm" svg:height="0.563cm" svg:x="2.639cm" svg:y="11.175cm" svg:viewBox="0 0 462 564" svg:d="M151 317h-39v178c0 24-5 41-15 52-11 11-24 17-41 17-18 0-31-6-41-17-10-12-15-29-15-51v-427c0-24 5-42 16-53s29-16 53-16h183c25 0 47 1 64 3 18 2 35 7 49 13 17 8 33 18 46 32 13 13 24 29 31 47s10 37 10 57c0 42-12 75-35 99-23 25-59 43-106 53 20 10 39 26 57 47s34 43 49 66c14 23 25 44 33 63s12 32 12 39-2 15-7 22-11 13-19 17-18 6-28 6c-13 0-24-3-32-9-9-6-16-13-22-22-7-10-15-23-26-41l-45-75c-16-27-30-48-43-62-13-15-26-25-39-30s-30-8-50-8zM216 84h-104v153h101c27 0 50-2 68-7 19-5 33-13 42-24 10-11 15-27 15-46 0-16-4-29-12-41s-18-21-32-27c-14-5-39-8-78-8z">
            <text:p/>
          </draw:path>
          <draw:path draw:style-name="gr1" draw:text-style-name="P1" draw:layer="layout" svg:width="0.543cm" svg:height="0.573cm" svg:x="3.173cm" svg:y="11.165cm" svg:viewBox="0 0 544 574" svg:d="M270 0c58 0 107 12 148 35 42 23 73 57 94 100s32 93 32 151c0 43-6 82-17 117-12 35-29 66-53 91-23 26-51 46-85 60-34 13-73 20-117 20-43 0-82-7-116-21-35-14-63-34-86-59-23-26-41-56-52-92-12-36-18-75-18-117s6-81 18-117c13-35 30-66 54-91 23-25 51-44 84-57 34-13 72-20 114-20zM430 285c0-40-7-76-20-105-13-30-32-53-56-68s-52-23-84-23c-22 0-43 4-62 13-19 8-36 21-49 37-14 16-25 37-33 62s-12 53-12 84c0 32 4 61 12 86 8 26 19 47 34 64 14 17 31 29 50 37 18 9 39 13 62 13 28 0 55-7 79-22 24-14 43-36 58-66 14-30 21-68 21-112z">
            <text:p/>
          </draw:path>
          <draw:path draw:style-name="gr1" draw:text-style-name="P1" draw:layer="layout" svg:width="0.534cm" svg:height="0.563cm" svg:x="3.808cm" svg:y="11.175cm" svg:viewBox="0 0 535 564" svg:d="M192 471l-89-354v383c0 22-5 37-14 48-10 11-22 16-38 16-15 0-27-5-37-16-9-10-14-26-14-48v-438c0-25 6-41 19-49 13-9 30-13 51-13h35c21 0 36 2 45 6 10 3 17 10 21 20 5 10 10 26 16 48l81 304 80-304c6-22 11-38 16-48 4-10 11-17 21-20 9-4 24-6 45-6h35c21 0 38 4 51 13 13 8 19 24 19 49v438c0 22-5 38-14 48-10 11-22 16-38 16-15 0-27-5-37-16-9-11-14-26-14-48v-383l-89 354c-6 23-11 40-14 50-4 11-11 21-21 30-9 9-23 13-40 13-14 0-25-3-34-9-9-5-16-12-21-21s-9-19-12-30c-3-10-6-22-9-33z">
            <text:p/>
          </draw:path>
          <draw:path draw:style-name="gr1" draw:text-style-name="P1" draw:layer="layout" svg:width="0.514cm" svg:height="0.573cm" svg:x="4.416cm" svg:y="11.165cm" svg:viewBox="0 0 515 574" svg:d="M395 502l-27-70h-225l-27 71c-10 28-19 47-26 56-8 10-20 15-36 15-14 0-27-5-38-16-11-10-16-22-16-35 0-7 1-15 4-23 2-8 6-20 12-34l142-360c4-11 9-23 15-38 6-14 12-26 18-36 6-9 15-17 25-23 11-6 24-9 39-9 16 0 29 3 39 9 11 6 19 13 26 23 6 9 12 19 16 30s10 25 17 43l145 358c11 27 17 47 17 60 0 12-5 24-16 35s-24 16-39 16c-9 0-16-2-23-5-6-3-11-7-16-13-4-5-8-13-13-25-5-11-10-21-13-29zM172 348h166l-84-229z">
            <text:p/>
          </draw:path>
          <draw:path draw:style-name="gr1" draw:text-style-name="P1" draw:layer="layout" svg:width="0.396cm" svg:height="0.038cm" svg:x="4.949cm" svg:y="11.788cm" svg:viewBox="0 0 397 39" svg:d="M0 39c0-13 0-26 0-39 132 0 265 0 397 0 0 13 0 26 0 39-132 0-265 0-397 0z">
            <text:p/>
          </draw:path>
          <draw:path draw:style-name="gr1" draw:text-style-name="P1" draw:layer="layout" svg:width="0.529cm" svg:height="0.573cm" svg:x="5.381cm" svg:y="11.165cm" svg:viewBox="0 0 530 574" svg:d="M530 339v106c0 14-1 26-4 34-3 9-8 16-15 23-8 7-17 13-29 20-34 18-66 31-97 40-31 8-65 12-102 12-42 0-81-7-116-20s-65-32-90-57-44-55-57-91c-13-35-20-75-20-119 0-43 6-83 19-119 13-35 32-66 57-91s56-44 91-57c36-13 77-20 122-20 38 0 71 5 100 15 28 10 52 22 70 38 18 15 31 31 40 48s14 32 14 45c0 14-5 26-16 36-10 10-23 15-37 15-9 0-16-2-24-6-7-4-13-9-18-16-14-21-26-38-36-49-9-11-22-20-39-28-16-7-37-11-62-11-26 0-49 4-70 13-20 9-38 22-52 39-15 17-26 38-33 63-8 25-12 52-12 82 0 65 15 115 45 150s72 53 125 53c26 0 51-3 73-10 23-7 47-17 70-30v-90h-87c-21 0-37-3-48-9-10-7-16-17-16-32 0-13 5-23 14-31s21-12 36-12h128c16 0 29 1 40 4 10 3 19 9 26 19 7 9 10 23 10 43z">
            <text:p/>
          </draw:path>
          <draw:path draw:style-name="gr1" draw:text-style-name="P1" draw:layer="layout" svg:width="0.396cm" svg:height="0.564cm" svg:x="6.016cm" svg:y="11.165cm" svg:viewBox="0 0 397 565" svg:d="M112 68v405h228c18 0 32 4 42 13s15 20 15 33c0 14-5 25-15 33-9 9-23 13-42 13h-271c-25 0-42-5-53-16s-16-29-16-53v-428c0-23 5-40 15-51s24-17 40-17c17 0 31 6 41 17 11 11 16 28 16 51z">
            <text:p/>
          </draw:path>
          <draw:path draw:style-name="gr1" draw:text-style-name="P1" draw:layer="layout" svg:width="0.543cm" svg:height="0.573cm" svg:x="6.422cm" svg:y="11.165cm" svg:viewBox="0 0 544 574" svg:d="M270 0c58 0 107 12 148 35 42 23 73 57 94 100s32 93 32 151c0 43-6 82-17 117-12 35-29 66-53 91-23 26-51 46-85 60-34 13-73 20-117 20-43 0-82-7-116-21-35-14-63-34-86-59-23-26-41-56-52-92-12-36-18-75-18-117s6-81 18-117c13-35 30-66 54-91 23-25 51-44 84-57 34-13 72-20 114-20zM430 285c0-40-7-76-20-105-13-30-32-53-56-68s-52-23-84-23c-22 0-43 4-62 13-19 8-36 21-49 37-14 16-25 37-33 62s-12 53-12 84c0 32 4 61 12 86 8 26 19 47 34 64 14 17 31 29 50 37 18 9 39 13 62 13 28 0 55-7 79-22 24-14 43-36 58-66 14-30 21-68 21-112z">
            <text:p/>
          </draw:path>
          <draw:path draw:style-name="gr1" draw:text-style-name="P1" draw:layer="layout" svg:width="0.494cm" svg:height="0.573cm" svg:x="7.038cm" svg:y="11.165cm" svg:viewBox="0 0 495 574" svg:d="M495 389c0 18-4 37-13 58-9 20-22 40-41 60s-43 36-72 48c-29 13-63 19-101 19-29 0-56-3-80-8-24-6-46-14-65-26-20-12-38-27-54-46-15-18-28-37-38-59-10-21-18-45-23-69-5-25-8-51-8-78 0-45 7-85 20-120 13-36 31-66 55-91 25-25 53-44 86-57 32-13 67-20 104-20 45 0 85 9 120 27s62 40 81 66c18 27 28 52 28 75 0 13-5 24-14 34s-20 15-33 15c-14 0-25-4-32-10-8-7-16-19-24-36-15-27-32-48-52-62-20-13-44-20-73-20-47 0-83 18-111 53-27 35-41 85-41 150 0 43 6 79 18 107 12 29 29 51 52 65 22 14 48 21 78 21 32 0 59-8 82-24 22-16 39-40 50-71 5-14 11-26 18-36 7-9 19-14 34-14 14 0 25 5 35 15 9 9 14 21 14 34z">
            <text:p/>
          </draw:path>
          <draw:path draw:style-name="gr1" draw:text-style-name="P1" draw:layer="layout" svg:width="0.472cm" svg:height="0.573cm" svg:x="7.632cm" svg:y="11.165cm" svg:viewBox="0 0 473 574" svg:d="M112 68v195l221-230c11-12 20-20 27-25s17-8 30-8c16 0 29 5 39 14 10 10 15 21 15 35 0 16-9 33-25 49l-137 129 157 226c11 15 20 29 25 41 6 12 9 23 9 34 0 13-5 23-15 32s-23 14-39 14-29-3-39-10-18-16-25-27-13-21-18-30l-133-204-92 88v115c0 23-5 40-16 51-10 11-24 17-41 17-9 0-18-3-27-8s-16-11-20-20c-4-7-6-15-7-25-1-9-1-22-1-40v-413c0-23 5-40 15-51s23-17 40-17 31 6 41 17c11 11 16 28 16 51z">
            <text:p/>
          </draw:path>
        </draw:g>
        <draw:frame draw:style-name="gr2" draw:text-style-name="P2" draw:layer="layout" svg:width="2cm" svg:height="2cm" svg:x="4cm" svg:y="4cm">
          <draw:image xlink:href="Pictures/1000080300006775000067755CC3A5D304E16F93.svg" xlink:type="simple" xlink:show="embed" xlink:actuate="onLoad" draw:mime-type="image/svg+xml">
            <text:p/>
          </draw:image>
          <draw:image xlink:href="Pictures/10000001000002C3000002C30D0ABCCA958A8A6E.png" xlink:type="simple" xlink:show="embed" xlink:actuate="onLoad" draw:mime-type="image/png"/>
          <svg:title>Artboard</svg:title>
          <svg:desc>Created with Sketch.</svg:desc>
        </draw:frame>
        <draw:g>
          <draw:path draw:style-name="gr3" draw:text-style-name="P3" draw:layer="layout" svg:width="9.999cm" svg:height="9.999cm" svg:x="0cm" svg:y="0cm" svg:viewBox="0 0 10000 10000" svg:d="M2755 344v-168c0-100 77-176 177-176h168 10 167c100 0 178 76 178 176 0 102-78 178-178 178h-167v335 10 167c0 100-76 177-178 177-100 0-177-77-177-177v-167-10-335zM3966 354c-100 0-178-76-178-178 0-100 78-176 178-176h167 10 168c100 0 177 76 177 176v168 10 335h334v-335-10-168c0-100 77-176 178-176h167 10 167c101 0 178 76 178 176v168 10 335h166c101 0 178 76 178 177 0 100-77 177-178 177h-166v167c0 101-77 178-178 178s-177-77-177-178v-167h-167-168v167c0 101-76 178-177 178s-177-77-177-178v-167h-167-168-10-167-167-11-166c-101 0-177-77-177-177 0-101 76-177 177-177h166 11 334v-335zM6200 354h-167c-100 0-177-76-177-178 0-100 77-176 177-176h167 11 167c100 0 176 76 176 176 0 102-76 178-176 178h-167zM7244 521c0 31-8 62-24 89-15 27-38 49-65 65-26 16-57 24-88 24-32 0-62-8-89-24s-50-38-65-65-24-58-24-89c0-30 8-61 24-88 15-28 38-49 65-65s57-24 89-24c30 0 62 8 88 24 27 16 49 37 65 65 15 27 24 58 24 88zM6544 1032v-166c0-101 78-177 178-177s177 76 177 177v166 11 334h168c100 0 177 78 177 178s-77 178-177 178h-168-10-167-168-10-166-167v166c0 101-78 177-178 177h-167v168c0 100-77 177-178 177-100 0-177-77-177-177v-168h-167-167v168c0 100-77 177-177 177-101 0-178-77-178-177v-168-10-167c0-100 77-177 178-177h167 10 334 11 334v-334-11-167c0-100 77-178 177-178s178 78 178 178v167h333v-334zM3100 1377v-167c0-100 77-178 177-178s178 78 178 178v167h333 11 167c100 0 177 78 177 178s-77 178-177 178h-167v333 10 168c0 100-77 177-177 177-101 0-177-77-177-177v-168-10-333h-168c-100 0-177-78-177-178v-167zM2755 2066v-167c0-100 77-177 177-177 102 0 178 77 178 177v167 10 335h167c100 0 178 76 178 178 0 100-78 177-178 177h-167v166c0 102-76 178-178 178-100 0-177-76-177-178v-166-11-334-10-335zM4488 2244c0 30-8 61-24 88-15 28-38 49-64 65-27 16-58 24-89 24s-62-8-89-24-49-37-65-65c-16-27-24-58-24-88 0-31 8-62 24-89s38-49 65-65 57-24 89-24c31 0 62 8 89 24 26 16 49 38 64 65s24 58 24 89zM6200 2766h-167c-100 0-177-77-177-177 0-102 77-178 177-178h167v-167c0-101 77-178 178-178 100 0 176 77 176 178v167h335v-167c0-101 76-178 178-178 100 0 177 77 177 178v167 10 168c0 100-77 177-177 177h-168v334h335v-168c0-100 76-177 176-177h168 10 335 10 167c100 0 177 77 177 177v168h167c101 0 178 77 178 177s-77 178-178 178h-167v333 11 334 10 168c0 100-77 177-177 177-101 0-177-77-177-177v-168h-168-167v335h167c101 0 178 76 178 177s-77 177-178 177h-167-10-168c-100 0-176-76-176-177v-167-10-335-10-334h-167c-102 0-178-77-178-177v-167h-167-168-10-166c-101 0-178-78-178-178s77-177 178-177h166v-334h-166-167zM3445 3100v-168c0-100 76-177 177-177h166v-166c0-102 78-178 178-178s177 76 177 178v166 11 166c0 102-77 178-177 178h-167v167c0 100-77 178-177 178-101 0-177-78-177-178v-167zM4832 2589c0 30-8 62-24 88-15 27-38 50-65 65-26 16-57 24-88 24-32 0-62-8-89-24-27-15-50-38-65-65-15-26-23-58-23-88 0-32 8-63 23-89 16-28 38-50 65-65 27-16 58-24 89-24s62 8 88 24c27 15 50 37 65 65 16 26 24 57 24 89zM689 3100v-168c0-100 76-177 177-177h166 11 334 11 167c100 0 178 77 178 177 0 102-78 178-178 178h-167-11-167-167v167c0 100-77 178-177 178-101 0-177-78-177-178v-167zM2421 2932c0 32-8 62-24 89s-37 50-65 65c-27 15-58 24-88 24-31 0-62-9-89-24s-49-38-65-65-24-57-24-89c0-30 8-61 24-88s38-50 65-65c27-16 58-24 89-24 30 0 61 8 88 24 28 15 49 38 65 65s24 58 24 88zM9300 3110h-167c-100 0-177-76-177-178 0-100 77-177 177-177h167 10 335 10 168c100 0 177 77 177 177v168 10 167c0 100-77 178-177 178-102 0-178-78-178-178v-167h-167-168zM2411 3799h-167-168-10-167c-100 0-177-77-177-177 0-101 77-177 177-177h167 10 335v-168c0-100 76-177 178-177 100 0 177 77 177 177v168 10 167c0 100-77 177-177 177h-168zM5511 3455h-167c-101 0-177-78-177-178s76-177 177-177h167 11 166c101 0 178 77 178 177s-77 178-178 178h-166zM0 3788v-166c0-101 76-177 176-177h168 10 167c101 0 178 76 178 177 0 100-77 177-178 177h-167v334 10 335h335v-335-10-167c0-100 76-178 177-178h166v-166c0-101 78-177 178-177 101 0 178 76 178 177v166h167c100 0 178 78 178 178s-78 177-178 177h-167-11-167-167v335h334 11 167c100 0 178 76 178 177s-78 177-178 177h-167v168c0 100-77 177-178 177-100 0-178-77-178-177v-168h-166-167v335 10 167c0 101-77 178-178 178-100 0-177-77-177-178v-167-10-335h-168c-100 0-176-76-176-177v-167-10-335-10-334zM9310 3622c0 31-8 61-24 88-15 27-38 50-64 66-27 15-58 23-89 23-32 0-61-8-88-23-27-16-51-39-66-66s-23-57-23-88c0-32 8-62 23-89 16-27 39-49 66-65 27-15 57-23 88-23 32 0 62 8 89 23 26 16 50 38 64 65 16 27 24 57 24 89zM3100 4133v-167c0-100 77-178 177-178s178 78 178 178v167 10 168c0 100-78 177-178 177s-177-77-177-177v-168zM6899 3966c0 32-8 61-24 89-15 27-37 49-64 65-28 16-58 23-89 23s-62-7-89-23-49-38-65-65c-16-28-24-57-24-89 0-31 8-62 24-89 16-26 38-49 65-65 27-15 58-24 89-24s61 9 89 24c27 16 49 39 64 65 16 27 24 58 24 89zM8967 3966c0 32-9 61-24 89-16 27-38 49-65 65s-58 23-89 23-62-7-89-23-49-38-65-65c-16-28-24-57-24-89 0-31 8-62 24-89 16-26 38-49 65-65 28-15 57-24 89-24 31 0 62 9 89 24 27 16 49 39 65 65 14 27 24 58 24 89zM9300 4488h-167c-100 0-177-77-177-177 0-101 77-178 177-178h167v-167c0-100 77-178 178-178 100 0 177 78 177 178v167h168c100 0 177 77 177 178v167 10 167c0 101-77 177-177 177-102 0-178-76-178-177v-167h-167-168zM2066 4488h-167c-100 0-177-77-177-177 0-101 77-178 177-178h167 10 335 10 168c100 0 177 77 177 178 0 100-77 177-177 177h-168-10-167-168zM2755 4822v-167c0-101 77-177 177-177 102 0 178 76 178 177v167 10 168c0 100-76 177-178 177-100 0-177-77-177-177v-168zM6899 4655c0 31-8 62-24 88-15 27-37 50-64 65-28 16-58 24-89 24s-62-8-89-24c-27-15-49-38-65-65-16-26-24-57-24-88s8-62 24-89c16-26 38-50 65-65s58-23 89-23 61 8 89 23c27 15 49 39 64 65 16 27 24 58 24 89zM8611 4832h-167c-100 0-178-76-178-177s78-177 178-177h167 11 167c100 0 178 76 178 177s-78 177-178 177h-167zM2421 5000c0 30-8 61-24 88-16 28-37 49-65 65-27 16-58 24-88 24-31 0-62-8-89-24s-49-37-65-65c-16-27-24-58-24-88 0-31 8-62 24-89 16-28 38-49 65-65s58-24 89-24c30 0 61 8 88 24 28 16 49 37 65 65 16 27 24 58 24 89zM8277 5000c0 30-8 61-23 88-15 28-38 49-65 65s-57 24-89 24c-31 0-62-8-89-24-26-16-49-37-64-65-16-27-24-58-24-88 0-31 8-62 24-89 14-28 38-49 64-65 27-16 57-24 89-24 31 0 62 8 89 24s49 37 65 65c15 27 23 58 23 89zM3100 5511v-167c0-101 77-177 177-177s178 76 178 177v167 11 334 10 334 11 167c0 100-78 176-178 176h-167v168c0 100-76 177-178 177h-166v168c0 100-77 177-177 177h-168-10-167-168-10-167c-100 0-177-77-177-177 0-102 77-178 177-178h167 10 335v-335h-167c-101 0-178-76-178-176 0-101 77-178 178-178h167v-167c0-100 76-177 178-177 100 0 177 77 177 177v167h334v-334-10-334zM7244 5344c0 31-8 62-24 89-15 27-38 50-65 65-26 15-57 24-88 24-32 0-62-9-89-24s-50-38-65-65-24-58-24-89 8-62 24-88c15-28 38-50 65-65 27-16 57-24 89-24 30 0 62 8 88 24 27 15 49 37 65 65 15 26 24 57 24 88zM7933 5344c0 31-8 62-24 89s-38 50-65 65-58 24-89 24c-30 0-61-9-88-24-28-15-49-38-65-65s-24-58-24-89 8-62 24-88c16-28 37-50 65-65 27-16 58-24 88-24 31 0 62 8 89 24 27 15 49 37 65 65 16 26 24 57 24 88zM7410 6211h-166v333 10 335h334v-335-10-333zM6378 7588c-101 0-178-76-178-178v-166h-167-167v334 10 335 10 333h167c100 0 178 78 178 178v167h333 10 335v-334h-167c-100 0-178-77-178-177v-167-10-335zM6378 8967h-167-11-167c-100 0-177-78-177-178v-167h-168c-100 0-177-77-177-178v-167h-167-167-10-167c-101 0-178-77-178-177 0-101 77-177 178-177h167v-168c0-100 76-177 177-177h167v-334-10-335-10-167c0-100 77-178 177-178 101 0 178 78 178 178v167h334 11 333v-167c0-100 78-178 178-178h167v-333h-167c-100 0-178-78-178-178s78-177 178-177h167 10 335 10 334 10 335v-168c0-100 76-177 177-177h166v-167c0-101 78-177 178-177h167 11 167c100 0 178 76 178 177v167h166c101 0 177 77 177 177v168h335v-334-11-167c0-101 76-177 178-177 100 0 177 76 177 177v167 11 334 10 167c0 100-77 178-177 178h-168-10-167-168v167c0 100-76 176-177 176h-166v168c0 100-78 177-178 177h-167v335h167c100 0 178 76 178 176 0 102-78 178-178 178h-167v335h167c100 0 178 76 178 177v166h166c101 0 177 78 177 178v167 11 167c0 100-76 178-177 178h-166v333 10 168c0 100-78 177-178 177h-167v168c0 100-77 177-178 177-100 0-178-77-178-177v-168-10-335h-166-167v168c0 100-77 177-178 177-100 0-177-77-177-177v-168h-168-166v168c0 100-77 177-177 177-102 0-178-77-178-177v-168h-167c-100 0-178-76-178-177v-166zM8611 8622h-167-167v334h334zM7923 8622h-168-167v334h335zM8266 7933v-10-335-10-334h-166-167-10-168-167-10-168-166v334 10 335 10 333h334 10 335 10 333zM8266 6554h-166-167v335h333zM1210 5866c-100 0-178-77-178-178 0-100 78-177 178-177h167 11 167c100 0 178 77 178 177v168h166c101 0 177 77 177 177s-76 178-177 178h-166-11-167c-100 0-178-78-178-178v-167zM2421 5688c0 32-8 62-24 89s-37 49-65 65c-27 15-58 24-88 24-31 0-62-9-89-24-27-16-49-38-65-65s-24-57-24-89c0-31 8-61 24-89 16-26 38-49 65-64 27-16 58-24 89-24 30 0 61 8 88 24 28 15 49 38 65 64 16 28 24 58 24 89zM0 6200v-167c0-100 76-177 176-177h168 10 335 10 167c100 0 177 77 177 177v167 11 333h334 11 167c100 0 178 78 178 178s-78 177-178 177h-167-11-167-167-11-166c-101 0-177-77-177-177v-168-10-333h-168-167v333 10 335 10 168c0 100-76 177-178 177-100 0-176-77-176-177v-168-10-335-10-333zM3799 6722c0 31-8 61-23 89-16 27-39 49-66 64-27 16-57 24-88 24s-62-8-89-24c-26-15-49-37-65-64-15-28-23-58-23-89s8-62 23-89c15-26 39-49 65-65 27-16 57-24 89-24 31 0 61 8 88 24s50 39 66 65c15 27 23 58 23 89zM4488 6722c0 31-8 61-24 89-15 27-38 49-64 64-27 16-58 24-89 24s-62-8-89-24c-27-15-49-37-65-64-16-28-24-58-24-89s8-62 24-89c16-26 38-49 65-65s57-24 89-24c31 0 62 8 89 24 26 16 49 39 64 65 15 27 24 58 24 89zM10000 6722c0 31-8 61-24 89-15 27-38 49-65 64-26 16-57 24-88 24-32 0-62-8-89-24-27-15-50-37-65-64-15-28-24-58-24-89s8-62 24-89c15-26 38-49 65-65s57-24 89-24c30 0 62 8 88 24 27 16 49 39 65 65 15 27 24 58 24 89zM2932 7588c-100 0-177-76-177-178 0-100 77-176 177-176h168v-167c0-102 77-178 177-178s178 76 178 178v167 10 334h167c100 0 177 77 177 177v168 10 333h167c100 0 177 78 177 178v167h335 10 334 10 335 10 167c101 0 178 78 178 178v167 11 166c0 101-77 177-178 177s-177-76-177-177v-166h-167-168v333h168c100 0 177 77 177 178 0 100-77 177-177 177h-168v168c0 100-76 177-177 177s-177-77-177-177v-168-10-335-10-333h-167-168-10-167-167-11-166-167v333 10 335h167c100 0 177 76 177 178 0 100-77 177-177 177h-167-10-168c-100 0-177-77-177-177v-168-10-335h-168c-100 0-177-76-177-177v-166-11-334-11-167c0-100 77-178 177-178h168v-333-10-335zM4478 7234v-167c0-102 76-178 177-178h167 10 168c100 0 177 76 177 178 0 100-77 177-177 177h-168v334 10 167c0 101-76 178-177 178s-177-77-177-178v-167-10-334zM9310 7067c0 30-8 62-24 88-15 27-38 50-64 65-27 16-58 24-89 24-32 0-61-8-88-24-27-15-51-38-66-65-15-26-23-58-23-88 0-32 8-62 23-89 16-27 39-50 66-65s57-24 88-24c32 0 62 9 89 24 26 15 50 38 64 65 16 27 24 57 24 89zM4143 7410c0 32-7 62-23 89s-38 50-65 65c-28 16-58 24-89 24s-62-8-89-24c-27-15-49-38-65-65-15-27-24-57-24-89 0-30 9-61 24-88 16-27 38-50 65-65 27-16 58-23 89-23 32 0 61 7 89 23 27 15 49 38 65 65s23 58 23 88zM9300 7578v-168c0-100 77-176 178-176h167 10 168c100 0 177 76 177 176 0 102-77 178-177 178h-168v167c0 101-77 178-177 178-101 0-178-77-178-178v-167zM7933 7755c0 31-8 62-24 89s-38 49-65 65-58 24-89 24c-30 0-61-8-88-24-28-16-49-38-65-65s-24-58-24-89c0-30 8-61 24-88 16-28 37-49 65-65 27-16 58-24 88-24 31 0 62 8 89 24s49 37 65 65c16 27 24 58 24 88zM4488 8100c0 31-8 62-24 89-15 27-38 50-64 65-27 15-58 23-89 23s-62-8-89-23-49-38-65-65-24-58-24-89c0-32 8-62 24-89s38-49 65-64c27-16 57-24 89-24 31 0 62 8 89 24 26 15 49 37 64 64s24 57 24 89zM9300 9300v-167c0-100 77-177 178-177 100 0 177 77 177 177v167 10 168c0 100-77 177-177 177-101 0-178-77-178-177v-168zM5856 10000h-168c-100 0-177-77-177-177 0-102 77-178 177-178h168v-167c0-101 77-178 177-178s178 77 178 178v167 10 168c0 100-78 177-178 177h-167zM6899 9823c0 30-8 62-24 88-15 27-37 50-64 65-28 16-58 24-89 24s-62-8-89-24c-27-15-49-38-65-65-16-26-24-58-24-88 0-32 8-63 24-89 16-28 38-50 65-65s58-24 89-24 61 9 89 24c27 15 49 37 64 65 16 26 24 57 24 89zM7588 9823c0 30-8 62-24 88-15 27-38 50-65 65-27 16-57 24-89 24-31 0-62-8-88-24-27-15-50-38-65-65-16-26-23-58-23-88 0-32 8-63 23-89 16-28 38-50 65-65 26-15 58-24 88-24 32 0 62 9 89 24s50 37 65 65c16 26 24 57 24 89zM9310 9823c0 30-8 62-24 88-15 27-38 50-64 65-27 16-58 24-89 24-32 0-61-8-88-24-27-15-51-38-66-65-15-26-23-58-23-88 0-32 8-63 23-89 16-28 39-50 66-65s57-24 88-24c32 0 62 9 89 24 26 15 50 37 64 65 16 26 24 57 24 89zM774 2411c-430 0-774-345-774-775v-879c0-413 344-757 757-757h879c430 0 775 344 775 774v879c0 413-345 758-758 758zM2066 826c0-275-206-482-481-482h-759c-258 0-482 224-482 482v759c0 275 207 481 482 481h759c258 0 481-223 481-481zM8353 2411c-430 0-775-345-775-775v-879c0-413 345-757 758-757h879c430 0 774 344 774 774v879c0 413-344 758-757 758zM9645 826c0-275-207-482-483-482h-758c-258 0-481 224-481 482v759c0 275 206 481 481 481h758c259 0 483-223 483-481zM774 9989c-430 0-774-344-774-774v-879c0-413 344-758 757-758h879c430 0 775 345 775 775v879c0 413-345 757-758 757zM2066 8404c0-275-206-481-481-481h-759c-258 0-482 223-482 481v758c0 276 207 483 482 483h759c258 0 481-224 481-483zM1722 981v466c0 138-137 275-293 275h-448c-172 0-292-120-292-293v-448c0-155 137-292 292-292h466c155 0 275 120 275 292zM9300 981v466c0 138-138 275-292 275h-448c-173 0-294-120-294-293v-448c0-155 138-292 294-292h465c154 0 275 120 275 292zM1722 8560v465c0 137-137 275-293 275h-448c-172 0-292-121-292-292v-448c0-156 137-294 292-294h466c155 0 275 121 275 29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Comic Sans MS" svg:font-family="'Comic Sans MS'" style:font-adornments="Полужирный" style:font-family-generic="script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0F4000000F4149C4C24B0B437C2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8T14:31:37.329000000</dc:date>
    <meta:editing-duration>PT1H22M47S</meta:editing-duration>
    <meta:editing-cycles>39</meta:editing-cycles>
    <meta:generator>LibreOffice/7.5.0.3$Windows_X86_64 LibreOffice_project/c21113d003cd3efa8c53188764377a8272d9d6de</meta:generator>
    <meta:document-statistic meta:object-count="15"/>
  </office:meta>
</office:document-meta>
</file>